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5cm"/>
    </style:style>
    <style:style style:name="co3" style:family="table-column">
      <style:table-column-properties fo:break-before="auto" style:column-width="2.995cm"/>
    </style:style>
    <style:style style:name="co4" style:family="table-column">
      <style:table-column-properties fo:break-before="auto" style:column-width="3.376cm"/>
    </style:style>
    <style:style style:name="co5" style:family="table-column">
      <style:table-column-properties fo:break-before="auto" style:column-width="2.8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default-cell-style-name="ce7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 table:number-rows-repeated="3">
          <table:table-cell table:number-columns-repeated="2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1" table:number-columns-repeated="2"/>
          <table:table-cell table:style-name="ce9" office:value-type="string" calcext:value-type="string" table:number-columns-spanned="2" table:number-rows-spanned="1">
            <text:p>pdf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entropy</text:p>
          </table:table-cell>
          <table:covered-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x</text:p>
          </table:table-cell>
          <table:table-cell table:style-name="ce5"/>
          <table:table-cell table:style-name="ce1" office:value-type="string" calcext:value-type="string">
            <text:p>discrete uniform</text:p>
          </table:table-cell>
          <table:table-cell table:style-name="ce10" office:value-type="string" calcext:value-type="string">
            <text:p>normal truncated</text:p>
          </table:table-cell>
          <table:table-cell office:value-type="string" calcext:value-type="string">
            <text:p>discrete uniform</text:p>
          </table:table-cell>
          <table:table-cell office:value-type="string" calcext:value-type="string">
            <text:p>normal truncated</text:p>
          </table:table-cell>
        </table:table-row>
        <table:table-row table:style-name="ro1">
          <table:table-cell table:number-columns-repeated="2"/>
          <table:table-cell office:value-type="float" office:value="-20" calcext:value-type="float">
            <text:p>-20</text:p>
          </table:table-cell>
          <table:table-cell table:style-name="ce6"/>
          <table:table-cell table:formula="of:=1/([.$C$46]-[.$C$6] + 1)" office:value-type="float" office:value="0.024390243902439" calcext:value-type="float">
            <text:p>0.0243902439</text:p>
          </table:table-cell>
          <table:table-cell table:formula="of:=NORMDIST([.C6];0;[.$C$47];0)/(LEGACY.NORMSDIST([.$C$46])-LEGACY.NORMSDIST([.$C$6]))" office:value-type="float" office:value="0.00826410142770065" calcext:value-type="float">
            <text:p>0.0082641014</text:p>
          </table:table-cell>
          <table:table-cell table:formula="of:=-[.E6]*LOG([.E6];2)" office:value-type="float" office:value="0.130672000112636" calcext:value-type="float">
            <text:p>0.1306720001</text:p>
          </table:table-cell>
          <table:table-cell table:formula="of:=-[.F6]*LOG([.F6];2)" office:value-type="float" office:value="0.0571787089101594" calcext:value-type="float">
            <text:p>0.0571787089</text:p>
          </table:table-cell>
        </table:table-row>
        <table:table-row table:style-name="ro1">
          <table:table-cell table:number-columns-repeated="2"/>
          <table:table-cell office:value-type="float" office:value="-19" calcext:value-type="float">
            <text:p>-19</text:p>
          </table:table-cell>
          <table:table-cell/>
          <table:table-cell table:formula="of:=1/([.$C$46]-[.$C$6] + 1)" office:value-type="float" office:value="0.024390243902439" calcext:value-type="float">
            <text:p>0.0243902439</text:p>
          </table:table-cell>
          <table:table-cell table:formula="of:=NORMDIST([.C7];0;[.$C$47];0)/(LEGACY.NORMSDIST([.$C$46])-LEGACY.NORMSDIST([.$C$6]))" office:value-type="float" office:value="0.00946697576239531" calcext:value-type="float">
            <text:p>0.0094669758</text:p>
          </table:table-cell>
          <table:table-cell table:formula="of:=-[.E7]*LOG([.E7];2)" office:value-type="float" office:value="0.130672000112636" calcext:value-type="float">
            <text:p>0.1306720001</text:p>
          </table:table-cell>
          <table:table-cell table:formula="of:=-[.F7]*LOG([.F7];2)" office:value-type="float" office:value="0.0636453482253507" calcext:value-type="float">
            <text:p>0.0636453482</text:p>
          </table:table-cell>
        </table:table-row>
        <table:table-row table:style-name="ro1">
          <table:table-cell table:number-columns-repeated="2"/>
          <table:table-cell office:value-type="float" office:value="-18" calcext:value-type="float">
            <text:p>-18</text:p>
          </table:table-cell>
          <table:table-cell/>
          <table:table-cell table:formula="of:=1/([.$C$46]-[.$C$6] + 1)" office:value-type="float" office:value="0.024390243902439" calcext:value-type="float">
            <text:p>0.0243902439</text:p>
          </table:table-cell>
          <table:table-cell table:formula="of:=NORMDIST([.C8];0;[.$C$47];0)/(LEGACY.NORMSDIST([.$C$46])-LEGACY.NORMSDIST([.$C$6]))" office:value-type="float" office:value="0.010769621725279" calcext:value-type="float">
            <text:p>0.0107696217</text:p>
          </table:table-cell>
          <table:table-cell table:formula="of:=-[.E8]*LOG([.E8];2)" office:value-type="float" office:value="0.130672000112636" calcext:value-type="float">
            <text:p>0.1306720001</text:p>
          </table:table-cell>
          <table:table-cell table:formula="of:=-[.F8]*LOG([.F8];2)" office:value-type="float" office:value="0.0703998176175754" calcext:value-type="float">
            <text:p>0.0703998176</text:p>
          </table:table-cell>
        </table:table-row>
        <table:table-row table:style-name="ro1">
          <table:table-cell table:number-columns-repeated="2"/>
          <table:table-cell office:value-type="float" office:value="-17" calcext:value-type="float">
            <text:p>-17</text:p>
          </table:table-cell>
          <table:table-cell/>
          <table:table-cell table:formula="of:=1/([.$C$46]-[.$C$6] + 1)" office:value-type="float" office:value="0.024390243902439" calcext:value-type="float">
            <text:p>0.0243902439</text:p>
          </table:table-cell>
          <table:table-cell table:formula="of:=NORMDIST([.C9];0;[.$C$47];0)/(LEGACY.NORMSDIST([.$C$46])-LEGACY.NORMSDIST([.$C$6]))" office:value-type="float" office:value="0.0121664308198507" calcext:value-type="float">
            <text:p>0.0121664308</text:p>
          </table:table-cell>
          <table:table-cell table:formula="of:=-[.E9]*LOG([.E9];2)" office:value-type="float" office:value="0.130672000112636" calcext:value-type="float">
            <text:p>0.1306720001</text:p>
          </table:table-cell>
          <table:table-cell table:formula="of:=-[.F9]*LOG([.F9];2)" office:value-type="float" office:value="0.077390060470936" calcext:value-type="float">
            <text:p>0.0773900605</text:p>
          </table:table-cell>
        </table:table-row>
        <table:table-row table:style-name="ro1">
          <table:table-cell table:number-columns-repeated="2"/>
          <table:table-cell office:value-type="float" office:value="-16" calcext:value-type="float">
            <text:p>-16</text:p>
          </table:table-cell>
          <table:table-cell/>
          <table:table-cell table:formula="of:=1/([.$C$46]-[.$C$6] + 1)" office:value-type="float" office:value="0.024390243902439" calcext:value-type="float">
            <text:p>0.0243902439</text:p>
          </table:table-cell>
          <table:table-cell table:formula="of:=NORMDIST([.C10];0;[.$C$47];0)/(LEGACY.NORMSDIST([.$C$46])-LEGACY.NORMSDIST([.$C$6]))" office:value-type="float" office:value="0.0136489577780549" calcext:value-type="float">
            <text:p>0.0136489578</text:p>
          </table:table-cell>
          <table:table-cell table:formula="of:=-[.E10]*LOG([.E10];2)" office:value-type="float" office:value="0.130672000112636" calcext:value-type="float">
            <text:p>0.1306720001</text:p>
          </table:table-cell>
          <table:table-cell table:formula="of:=-[.F10]*LOG([.F10];2)" office:value-type="float" office:value="0.0845561860400228" calcext:value-type="float">
            <text:p>0.084556186</text:p>
          </table:table-cell>
        </table:table-row>
        <table:table-row table:style-name="ro1">
          <table:table-cell table:number-columns-repeated="2"/>
          <table:table-cell office:value-type="float" office:value="-15" calcext:value-type="float">
            <text:p>-15</text:p>
          </table:table-cell>
          <table:table-cell/>
          <table:table-cell table:formula="of:=1/([.$C$46]-[.$C$6] + 1)" office:value-type="float" office:value="0.024390243902439" calcext:value-type="float">
            <text:p>0.0243902439</text:p>
          </table:table-cell>
          <table:table-cell table:formula="of:=NORMDIST([.C11];0;[.$C$47];0)/(LEGACY.NORMSDIST([.$C$46])-LEGACY.NORMSDIST([.$C$6]))" office:value-type="float" office:value="0.0152058025656022" calcext:value-type="float">
            <text:p>0.0152058026</text:p>
          </table:table-cell>
          <table:table-cell table:formula="of:=-[.E11]*LOG([.E11];2)" office:value-type="float" office:value="0.130672000112636" calcext:value-type="float">
            <text:p>0.1306720001</text:p>
          </table:table-cell>
          <table:table-cell table:formula="of:=-[.F11]*LOG([.F11];2)" office:value-type="float" office:value="0.0918314032824336" calcext:value-type="float">
            <text:p>0.0918314033</text:p>
          </table:table-cell>
        </table:table-row>
        <table:table-row table:style-name="ro1">
          <table:table-cell table:number-columns-repeated="2"/>
          <table:table-cell office:value-type="float" office:value="-14" calcext:value-type="float">
            <text:p>-14</text:p>
          </table:table-cell>
          <table:table-cell/>
          <table:table-cell table:formula="of:=1/([.$C$46]-[.$C$6] + 1)" office:value-type="float" office:value="0.024390243902439" calcext:value-type="float">
            <text:p>0.0243902439</text:p>
          </table:table-cell>
          <table:table-cell table:formula="of:=NORMDIST([.C12];0;[.$C$47];0)/(LEGACY.NORMSDIST([.$C$46])-LEGACY.NORMSDIST([.$C$6]))" office:value-type="float" office:value="0.0168225861790116" calcext:value-type="float">
            <text:p>0.0168225862</text:p>
          </table:table-cell>
          <table:table-cell table:formula="of:=-[.E12]*LOG([.E12];2)" office:value-type="float" office:value="0.130672000112636" calcext:value-type="float">
            <text:p>0.1306720001</text:p>
          </table:table-cell>
          <table:table-cell table:formula="of:=-[.F12]*LOG([.F12];2)" office:value-type="float" office:value="0.0991431828570748" calcext:value-type="float">
            <text:p>0.0991431829</text:p>
          </table:table-cell>
        </table:table-row>
        <table:table-row table:style-name="ro1">
          <table:table-cell table:number-columns-repeated="2"/>
          <table:table-cell office:value-type="float" office:value="-13" calcext:value-type="float">
            <text:p>-13</text:p>
          </table:table-cell>
          <table:table-cell/>
          <table:table-cell table:formula="of:=1/([.$C$46]-[.$C$6] + 1)" office:value-type="float" office:value="0.024390243902439" calcext:value-type="float">
            <text:p>0.0243902439</text:p>
          </table:table-cell>
          <table:table-cell table:formula="of:=NORMDIST([.C13];0;[.$C$47];0)/(LEGACY.NORMSDIST([.$C$46])-LEGACY.NORMSDIST([.$C$6]))" office:value-type="float" office:value="0.0184820326853674" calcext:value-type="float">
            <text:p>0.0184820327</text:p>
          </table:table-cell>
          <table:table-cell table:formula="of:=-[.E13]*LOG([.E13];2)" office:value-type="float" office:value="0.130672000112636" calcext:value-type="float">
            <text:p>0.1306720001</text:p>
          </table:table-cell>
          <table:table-cell table:formula="of:=-[.F13]*LOG([.F13];2)" office:value-type="float" office:value="0.106414604957512" calcext:value-type="float">
            <text:p>0.106414605</text:p>
          </table:table-cell>
        </table:table-row>
        <table:table-row table:style-name="ro1">
          <table:table-cell table:number-columns-repeated="2"/>
          <table:table-cell office:value-type="float" office:value="-12" calcext:value-type="float">
            <text:p>-12</text:p>
          </table:table-cell>
          <table:table-cell/>
          <table:table-cell table:formula="of:=1/([.$C$46]-[.$C$6] + 1)" office:value-type="float" office:value="0.024390243902439" calcext:value-type="float">
            <text:p>0.0243902439</text:p>
          </table:table-cell>
          <table:table-cell table:formula="of:=NORMDIST([.C14];0;[.$C$47];0)/(LEGACY.NORMSDIST([.$C$46])-LEGACY.NORMSDIST([.$C$6]))" office:value-type="float" office:value="0.0201641659842484" calcext:value-type="float">
            <text:p>0.020164166</text:p>
          </table:table-cell>
          <table:table-cell table:formula="of:=-[.E14]*LOG([.E14];2)" office:value-type="float" office:value="0.130672000112636" calcext:value-type="float">
            <text:p>0.1306720001</text:p>
          </table:table-cell>
          <table:table-cell table:formula="of:=-[.F14]*LOG([.F14];2)" office:value-type="float" office:value="0.113565842166455" calcext:value-type="float">
            <text:p>0.1135658422</text:p>
          </table:table-cell>
        </table:table-row>
        <table:table-row table:style-name="ro1">
          <table:table-cell table:number-columns-repeated="2"/>
          <table:table-cell office:value-type="float" office:value="-11" calcext:value-type="float">
            <text:p>-11</text:p>
          </table:table-cell>
          <table:table-cell/>
          <table:table-cell table:formula="of:=1/([.$C$46]-[.$C$6] + 1)" office:value-type="float" office:value="0.024390243902439" calcext:value-type="float">
            <text:p>0.0243902439</text:p>
          </table:table-cell>
          <table:table-cell table:formula="of:=NORMDIST([.C15];0;[.$C$47];0)/(LEGACY.NORMSDIST([.$C$46])-LEGACY.NORMSDIST([.$C$6]))" office:value-type="float" office:value="0.0218466248547782" calcext:value-type="float">
            <text:p>0.0218466249</text:p>
          </table:table-cell>
          <table:table-cell table:formula="of:=-[.E15]*LOG([.E15];2)" office:value-type="float" office:value="0.130672000112636" calcext:value-type="float">
            <text:p>0.1306720001</text:p>
          </table:table-cell>
          <table:table-cell table:formula="of:=-[.F15]*LOG([.F15];2)" office:value-type="float" office:value="0.120515721460346" calcext:value-type="float">
            <text:p>0.1205157215</text:p>
          </table:table-cell>
        </table:table-row>
        <table:table-row table:style-name="ro1">
          <table:table-cell table:number-columns-repeated="2"/>
          <table:table-cell office:value-type="float" office:value="-10" calcext:value-type="float">
            <text:p>-10</text:p>
          </table:table-cell>
          <table:table-cell/>
          <table:table-cell table:formula="of:=1/([.$C$46]-[.$C$6] + 1)" office:value-type="float" office:value="0.024390243902439" calcext:value-type="float">
            <text:p>0.0243902439</text:p>
          </table:table-cell>
          <table:table-cell table:formula="of:=NORMDIST([.C16];0;[.$C$47];0)/(LEGACY.NORMSDIST([.$C$46])-LEGACY.NORMSDIST([.$C$6]))" office:value-type="float" office:value="0.02350509420711" calcext:value-type="float">
            <text:p>0.0235050942</text:p>
          </table:table-cell>
          <table:table-cell table:formula="of:=-[.E16]*LOG([.E16];2)" office:value-type="float" office:value="0.130672000112636" calcext:value-type="float">
            <text:p>0.1306720001</text:p>
          </table:table-cell>
          <table:table-cell table:formula="of:=-[.F16]*LOG([.F16];2)" office:value-type="float" office:value="0.127183308241525" calcext:value-type="float">
            <text:p>0.1271833082</text:p>
          </table:table-cell>
        </table:table-row>
        <table:table-row table:style-name="ro1">
          <table:table-cell table:number-columns-repeated="2"/>
          <table:table-cell office:value-type="float" office:value="-9" calcext:value-type="float">
            <text:p>-9</text:p>
          </table:table-cell>
          <table:table-cell/>
          <table:table-cell table:formula="of:=1/([.$C$46]-[.$C$6] + 1)" office:value-type="float" office:value="0.024390243902439" calcext:value-type="float">
            <text:p>0.0243902439</text:p>
          </table:table-cell>
          <table:table-cell table:formula="of:=NORMDIST([.C17];0;[.$C$47];0)/(LEGACY.NORMSDIST([.$C$46])-LEGACY.NORMSDIST([.$C$6]))" office:value-type="float" office:value="0.0251138443804274" calcext:value-type="float">
            <text:p>0.0251138444</text:p>
          </table:table-cell>
          <table:table-cell table:formula="of:=-[.E17]*LOG([.E17];2)" office:value-type="float" office:value="0.130672000112636" calcext:value-type="float">
            <text:p>0.1306720001</text:p>
          </table:table-cell>
          <table:table-cell table:formula="of:=-[.F17]*LOG([.F17];2)" office:value-type="float" office:value="0.133489457859887" calcext:value-type="float">
            <text:p>0.1334894579</text:p>
          </table:table-cell>
        </table:table-row>
        <table:table-row table:style-name="ro1">
          <table:table-cell table:number-columns-repeated="2"/>
          <table:table-cell office:value-type="float" office:value="-8" calcext:value-type="float">
            <text:p>-8</text:p>
          </table:table-cell>
          <table:table-cell/>
          <table:table-cell table:formula="of:=1/([.$C$46]-[.$C$6] + 1)" office:value-type="float" office:value="0.024390243902439" calcext:value-type="float">
            <text:p>0.0243902439</text:p>
          </table:table-cell>
          <table:table-cell table:formula="of:=NORMDIST([.C18];0;[.$C$47];0)/(LEGACY.NORMSDIST([.$C$46])-LEGACY.NORMSDIST([.$C$6]))" office:value-type="float" office:value="0.0266463641723091" calcext:value-type="float">
            <text:p>0.0266463642</text:p>
          </table:table-cell>
          <table:table-cell table:formula="of:=-[.E18]*LOG([.E18];2)" office:value-type="float" office:value="0.130672000112636" calcext:value-type="float">
            <text:p>0.1306720001</text:p>
          </table:table-cell>
          <table:table-cell table:formula="of:=-[.F18]*LOG([.F18];2)" office:value-type="float" office:value="0.139358286173033" calcext:value-type="float">
            <text:p>0.1393582862</text:p>
          </table:table-cell>
        </table:table-row>
        <table:table-row table:style-name="ro1">
          <table:table-cell table:number-columns-repeated="2"/>
          <table:table-cell office:value-type="float" office:value="-7" calcext:value-type="float">
            <text:p>-7</text:p>
          </table:table-cell>
          <table:table-cell/>
          <table:table-cell table:formula="of:=1/([.$C$46]-[.$C$6] + 1)" office:value-type="float" office:value="0.024390243902439" calcext:value-type="float">
            <text:p>0.0243902439</text:p>
          </table:table-cell>
          <table:table-cell table:formula="of:=NORMDIST([.C19];0;[.$C$47];0)/(LEGACY.NORMSDIST([.$C$46])-LEGACY.NORMSDIST([.$C$6]))" office:value-type="float" office:value="0.028076067438419" calcext:value-type="float">
            <text:p>0.0280760674</text:p>
          </table:table-cell>
          <table:table-cell table:formula="of:=-[.E19]*LOG([.E19];2)" office:value-type="float" office:value="0.130672000112636" calcext:value-type="float">
            <text:p>0.1306720001</text:p>
          </table:table-cell>
          <table:table-cell table:formula="of:=-[.F19]*LOG([.F19];2)" office:value-type="float" office:value="0.144718519611545" calcext:value-type="float">
            <text:p>0.1447185196</text:p>
          </table:table-cell>
        </table:table-row>
        <table:table-row table:style-name="ro1">
          <table:table-cell table:number-columns-repeated="2"/>
          <table:table-cell office:value-type="float" office:value="-6" calcext:value-type="float">
            <text:p>-6</text:p>
          </table:table-cell>
          <table:table-cell/>
          <table:table-cell table:formula="of:=1/([.$C$46]-[.$C$6] + 1)" office:value-type="float" office:value="0.024390243902439" calcext:value-type="float">
            <text:p>0.0243902439</text:p>
          </table:table-cell>
          <table:table-cell table:formula="of:=NORMDIST([.C20];0;[.$C$47];0)/(LEGACY.NORMSDIST([.$C$46])-LEGACY.NORMSDIST([.$C$6]))" office:value-type="float" office:value="0.0293770479684181" calcext:value-type="float">
            <text:p>0.029377048</text:p>
          </table:table-cell>
          <table:table-cell table:formula="of:=-[.E20]*LOG([.E20];2)" office:value-type="float" office:value="0.130672000112636" calcext:value-type="float">
            <text:p>0.1306720001</text:p>
          </table:table-cell>
          <table:table-cell table:formula="of:=-[.F20]*LOG([.F20];2)" office:value-type="float" office:value="0.149504696018509" calcext:value-type="float">
            <text:p>0.149504696</text:p>
          </table:table-cell>
        </table:table-row>
        <table:table-row table:style-name="ro1">
          <table:table-cell table:number-columns-repeated="2"/>
          <table:table-cell office:value-type="float" office:value="-5" calcext:value-type="float">
            <text:p>-5</text:p>
          </table:table-cell>
          <table:table-cell/>
          <table:table-cell table:formula="of:=1/([.$C$46]-[.$C$6] + 1)" office:value-type="float" office:value="0.024390243902439" calcext:value-type="float">
            <text:p>0.0243902439</text:p>
          </table:table-cell>
          <table:table-cell table:formula="of:=NORMDIST([.C21];0;[.$C$47];0)/(LEGACY.NORMSDIST([.$C$46])-LEGACY.NORMSDIST([.$C$6]))" office:value-type="float" office:value="0.0305248533046376" calcext:value-type="float">
            <text:p>0.0305248533</text:p>
          </table:table-cell>
          <table:table-cell table:formula="of:=-[.E21]*LOG([.E21];2)" office:value-type="float" office:value="0.130672000112636" calcext:value-type="float">
            <text:p>0.1306720001</text:p>
          </table:table-cell>
          <table:table-cell table:formula="of:=-[.F21]*LOG([.F21];2)" office:value-type="float" office:value="0.153658199098035" calcext:value-type="float">
            <text:p>0.1536581991</text:p>
          </table:table-cell>
        </table:table-row>
        <table:table-row table:style-name="ro1">
          <table:table-cell table:number-columns-repeated="2"/>
          <table:table-cell office:value-type="float" office:value="-4" calcext:value-type="float">
            <text:p>-4</text:p>
          </table:table-cell>
          <table:table-cell/>
          <table:table-cell table:formula="of:=1/([.$C$46]-[.$C$6] + 1)" office:value-type="float" office:value="0.024390243902439" calcext:value-type="float">
            <text:p>0.0243902439</text:p>
          </table:table-cell>
          <table:table-cell table:formula="of:=NORMDIST([.C22];0;[.$C$47];0)/(LEGACY.NORMSDIST([.$C$46])-LEGACY.NORMSDIST([.$C$6]))" office:value-type="float" office:value="0.0314972455533598" calcext:value-type="float">
            <text:p>0.0314972456</text:p>
          </table:table-cell>
          <table:table-cell table:formula="of:=-[.E22]*LOG([.E22];2)" office:value-type="float" office:value="0.130672000112636" calcext:value-type="float">
            <text:p>0.1306720001</text:p>
          </table:table-cell>
          <table:table-cell table:formula="of:=-[.F22]*LOG([.F22];2)" office:value-type="float" office:value="0.157128120460293" calcext:value-type="float">
            <text:p>0.1571281205</text:p>
          </table:table-cell>
        </table:table-row>
        <table:table-row table:style-name="ro1">
          <table:table-cell table:number-columns-repeated="2"/>
          <table:table-cell office:value-type="float" office:value="-3" calcext:value-type="float">
            <text:p>-3</text:p>
          </table:table-cell>
          <table:table-cell/>
          <table:table-cell table:formula="of:=1/([.$C$46]-[.$C$6] + 1)" office:value-type="float" office:value="0.024390243902439" calcext:value-type="float">
            <text:p>0.0243902439</text:p>
          </table:table-cell>
          <table:table-cell table:formula="of:=NORMDIST([.C23];0;[.$C$47];0)/(LEGACY.NORMSDIST([.$C$46])-LEGACY.NORMSDIST([.$C$6]))" office:value-type="float" office:value="0.0322749162925561" calcext:value-type="float">
            <text:p>0.0322749163</text:p>
          </table:table-cell>
          <table:table-cell table:formula="of:=-[.E23]*LOG([.E23];2)" office:value-type="float" office:value="0.130672000112636" calcext:value-type="float">
            <text:p>0.1306720001</text:p>
          </table:table-cell>
          <table:table-cell table:formula="of:=-[.F23]*LOG([.F23];2)" office:value-type="float" office:value="0.159871952891101" calcext:value-type="float">
            <text:p>0.1598719529</text:p>
          </table:table-cell>
        </table:table-row>
        <table:table-row table:style-name="ro1">
          <table:table-cell table:number-columns-repeated="2"/>
          <table:table-cell office:value-type="float" office:value="-2" calcext:value-type="float">
            <text:p>-2</text:p>
          </table:table-cell>
          <table:table-cell/>
          <table:table-cell table:formula="of:=1/([.$C$46]-[.$C$6] + 1)" office:value-type="float" office:value="0.024390243902439" calcext:value-type="float">
            <text:p>0.0243902439</text:p>
          </table:table-cell>
          <table:table-cell table:formula="of:=NORMDIST([.C24];0;[.$C$47];0)/(LEGACY.NORMSDIST([.$C$46])-LEGACY.NORMSDIST([.$C$6]))" office:value-type="float" office:value="0.0328421235478302" calcext:value-type="float">
            <text:p>0.0328421235</text:p>
          </table:table-cell>
          <table:table-cell table:formula="of:=-[.E24]*LOG([.E24];2)" office:value-type="float" office:value="0.130672000112636" calcext:value-type="float">
            <text:p>0.1306720001</text:p>
          </table:table-cell>
          <table:table-cell table:formula="of:=-[.F24]*LOG([.F24];2)" office:value-type="float" office:value="0.161856125704254" calcext:value-type="float">
            <text:p>0.1618561257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/>
          <table:table-cell table:formula="of:=1/([.$C$46]-[.$C$6] + 1)" office:value-type="float" office:value="0.024390243902439" calcext:value-type="float">
            <text:p>0.0243902439</text:p>
          </table:table-cell>
          <table:table-cell table:formula="of:=NORMDIST([.C25];0;[.$C$47];0)/(LEGACY.NORMSDIST([.$C$46])-LEGACY.NORMSDIST([.$C$6]))" office:value-type="float" office:value="0.0331872215121776" calcext:value-type="float">
            <text:p>0.0331872215</text:p>
          </table:table-cell>
          <table:table-cell table:formula="of:=-[.E25]*LOG([.E25];2)" office:value-type="float" office:value="0.130672000112636" calcext:value-type="float">
            <text:p>0.1306720001</text:p>
          </table:table-cell>
          <table:table-cell table:formula="of:=-[.F25]*LOG([.F25];2)" office:value-type="float" office:value="0.163056397261585" calcext:value-type="float">
            <text:p>0.1630563973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1/([.$C$46]-[.$C$6] + 1)" office:value-type="float" office:value="0.024390243902439" calcext:value-type="float">
            <text:p>0.0243902439</text:p>
          </table:table-cell>
          <table:table-cell table:formula="of:=NORMDIST([.C26];0;[.$C$47];0)/(LEGACY.NORMSDIST([.$C$46])-LEGACY.NORMSDIST([.$C$6]))" office:value-type="float" office:value="0.0333030581190811" calcext:value-type="float">
            <text:p>0.0333030581</text:p>
          </table:table-cell>
          <table:table-cell table:formula="of:=-[.E26]*LOG([.E26];2)" office:value-type="float" office:value="0.130672000112636" calcext:value-type="float">
            <text:p>0.1306720001</text:p>
          </table:table-cell>
          <table:table-cell table:formula="of:=-[.F26]*LOG([.F26];2)" office:value-type="float" office:value="0.163458120749611" calcext:value-type="float">
            <text:p>0.1634581207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1/([.$C$46]-[.$C$6] + 1)" office:value-type="float" office:value="0.024390243902439" calcext:value-type="float">
            <text:p>0.0243902439</text:p>
          </table:table-cell>
          <table:table-cell table:formula="of:=NORMDIST([.C27];0;[.$C$47];0)/(LEGACY.NORMSDIST([.$C$46])-LEGACY.NORMSDIST([.$C$6]))" office:value-type="float" office:value="0.0331872215121776" calcext:value-type="float">
            <text:p>0.0331872215</text:p>
          </table:table-cell>
          <table:table-cell table:formula="of:=-[.E27]*LOG([.E27];2)" office:value-type="float" office:value="0.130672000112636" calcext:value-type="float">
            <text:p>0.1306720001</text:p>
          </table:table-cell>
          <table:table-cell table:formula="of:=-[.F27]*LOG([.F27];2)" office:value-type="float" office:value="0.163056397261585" calcext:value-type="float">
            <text:p>0.1630563973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1/([.$C$46]-[.$C$6] + 1)" office:value-type="float" office:value="0.024390243902439" calcext:value-type="float">
            <text:p>0.0243902439</text:p>
          </table:table-cell>
          <table:table-cell table:formula="of:=NORMDIST([.C28];0;[.$C$47];0)/(LEGACY.NORMSDIST([.$C$46])-LEGACY.NORMSDIST([.$C$6]))" office:value-type="float" office:value="0.0328421235478302" calcext:value-type="float">
            <text:p>0.0328421235</text:p>
          </table:table-cell>
          <table:table-cell table:formula="of:=-[.E28]*LOG([.E28];2)" office:value-type="float" office:value="0.130672000112636" calcext:value-type="float">
            <text:p>0.1306720001</text:p>
          </table:table-cell>
          <table:table-cell table:formula="of:=-[.F28]*LOG([.F28];2)" office:value-type="float" office:value="0.161856125704254" calcext:value-type="float">
            <text:p>0.1618561257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formula="of:=1/([.$C$46]-[.$C$6] + 1)" office:value-type="float" office:value="0.024390243902439" calcext:value-type="float">
            <text:p>0.0243902439</text:p>
          </table:table-cell>
          <table:table-cell table:formula="of:=NORMDIST([.C29];0;[.$C$47];0)/(LEGACY.NORMSDIST([.$C$46])-LEGACY.NORMSDIST([.$C$6]))" office:value-type="float" office:value="0.0322749162925561" calcext:value-type="float">
            <text:p>0.0322749163</text:p>
          </table:table-cell>
          <table:table-cell table:formula="of:=-[.E29]*LOG([.E29];2)" office:value-type="float" office:value="0.130672000112636" calcext:value-type="float">
            <text:p>0.1306720001</text:p>
          </table:table-cell>
          <table:table-cell table:formula="of:=-[.F29]*LOG([.F29];2)" office:value-type="float" office:value="0.159871952891101" calcext:value-type="float">
            <text:p>0.1598719529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1/([.$C$46]-[.$C$6] + 1)" office:value-type="float" office:value="0.024390243902439" calcext:value-type="float">
            <text:p>0.0243902439</text:p>
          </table:table-cell>
          <table:table-cell table:formula="of:=NORMDIST([.C30];0;[.$C$47];0)/(LEGACY.NORMSDIST([.$C$46])-LEGACY.NORMSDIST([.$C$6]))" office:value-type="float" office:value="0.0314972455533598" calcext:value-type="float">
            <text:p>0.0314972456</text:p>
          </table:table-cell>
          <table:table-cell table:formula="of:=-[.E30]*LOG([.E30];2)" office:value-type="float" office:value="0.130672000112636" calcext:value-type="float">
            <text:p>0.1306720001</text:p>
          </table:table-cell>
          <table:table-cell table:formula="of:=-[.F30]*LOG([.F30];2)" office:value-type="float" office:value="0.157128120460293" calcext:value-type="float">
            <text:p>0.1571281205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formula="of:=1/([.$C$46]-[.$C$6] + 1)" office:value-type="float" office:value="0.024390243902439" calcext:value-type="float">
            <text:p>0.0243902439</text:p>
          </table:table-cell>
          <table:table-cell table:formula="of:=NORMDIST([.C31];0;[.$C$47];0)/(LEGACY.NORMSDIST([.$C$46])-LEGACY.NORMSDIST([.$C$6]))" office:value-type="float" office:value="0.0305248533046376" calcext:value-type="float">
            <text:p>0.0305248533</text:p>
          </table:table-cell>
          <table:table-cell table:formula="of:=-[.E31]*LOG([.E31];2)" office:value-type="float" office:value="0.130672000112636" calcext:value-type="float">
            <text:p>0.1306720001</text:p>
          </table:table-cell>
          <table:table-cell table:formula="of:=-[.F31]*LOG([.F31];2)" office:value-type="float" office:value="0.153658199098035" calcext:value-type="float">
            <text:p>0.1536581991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table:formula="of:=1/([.$C$46]-[.$C$6] + 1)" office:value-type="float" office:value="0.024390243902439" calcext:value-type="float">
            <text:p>0.0243902439</text:p>
          </table:table-cell>
          <table:table-cell table:formula="of:=NORMDIST([.C32];0;[.$C$47];0)/(LEGACY.NORMSDIST([.$C$46])-LEGACY.NORMSDIST([.$C$6]))" office:value-type="float" office:value="0.0293770479684181" calcext:value-type="float">
            <text:p>0.029377048</text:p>
          </table:table-cell>
          <table:table-cell table:formula="of:=-[.E32]*LOG([.E32];2)" office:value-type="float" office:value="0.130672000112636" calcext:value-type="float">
            <text:p>0.1306720001</text:p>
          </table:table-cell>
          <table:table-cell table:formula="of:=-[.F32]*LOG([.F32];2)" office:value-type="float" office:value="0.149504696018509" calcext:value-type="float">
            <text:p>0.149504696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table:formula="of:=1/([.$C$46]-[.$C$6] + 1)" office:value-type="float" office:value="0.024390243902439" calcext:value-type="float">
            <text:p>0.0243902439</text:p>
          </table:table-cell>
          <table:table-cell table:formula="of:=NORMDIST([.C33];0;[.$C$47];0)/(LEGACY.NORMSDIST([.$C$46])-LEGACY.NORMSDIST([.$C$6]))" office:value-type="float" office:value="0.028076067438419" calcext:value-type="float">
            <text:p>0.0280760674</text:p>
          </table:table-cell>
          <table:table-cell table:formula="of:=-[.E33]*LOG([.E33];2)" office:value-type="float" office:value="0.130672000112636" calcext:value-type="float">
            <text:p>0.1306720001</text:p>
          </table:table-cell>
          <table:table-cell table:formula="of:=-[.F33]*LOG([.F33];2)" office:value-type="float" office:value="0.144718519611545" calcext:value-type="float">
            <text:p>0.1447185196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formula="of:=1/([.$C$46]-[.$C$6] + 1)" office:value-type="float" office:value="0.024390243902439" calcext:value-type="float">
            <text:p>0.0243902439</text:p>
          </table:table-cell>
          <table:table-cell table:formula="of:=NORMDIST([.C34];0;[.$C$47];0)/(LEGACY.NORMSDIST([.$C$46])-LEGACY.NORMSDIST([.$C$6]))" office:value-type="float" office:value="0.0266463641723091" calcext:value-type="float">
            <text:p>0.0266463642</text:p>
          </table:table-cell>
          <table:table-cell table:formula="of:=-[.E34]*LOG([.E34];2)" office:value-type="float" office:value="0.130672000112636" calcext:value-type="float">
            <text:p>0.1306720001</text:p>
          </table:table-cell>
          <table:table-cell table:formula="of:=-[.F34]*LOG([.F34];2)" office:value-type="float" office:value="0.139358286173033" calcext:value-type="float">
            <text:p>0.1393582862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formula="of:=1/([.$C$46]-[.$C$6] + 1)" office:value-type="float" office:value="0.024390243902439" calcext:value-type="float">
            <text:p>0.0243902439</text:p>
          </table:table-cell>
          <table:table-cell table:formula="of:=NORMDIST([.C35];0;[.$C$47];0)/(LEGACY.NORMSDIST([.$C$46])-LEGACY.NORMSDIST([.$C$6]))" office:value-type="float" office:value="0.0251138443804274" calcext:value-type="float">
            <text:p>0.0251138444</text:p>
          </table:table-cell>
          <table:table-cell table:formula="of:=-[.E35]*LOG([.E35];2)" office:value-type="float" office:value="0.130672000112636" calcext:value-type="float">
            <text:p>0.1306720001</text:p>
          </table:table-cell>
          <table:table-cell table:formula="of:=-[.F35]*LOG([.F35];2)" office:value-type="float" office:value="0.133489457859887" calcext:value-type="float">
            <text:p>0.1334894579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table:formula="of:=1/([.$C$46]-[.$C$6] + 1)" office:value-type="float" office:value="0.024390243902439" calcext:value-type="float">
            <text:p>0.0243902439</text:p>
          </table:table-cell>
          <table:table-cell table:formula="of:=NORMDIST([.C36];0;[.$C$47];0)/(LEGACY.NORMSDIST([.$C$46])-LEGACY.NORMSDIST([.$C$6]))" office:value-type="float" office:value="0.02350509420711" calcext:value-type="float">
            <text:p>0.0235050942</text:p>
          </table:table-cell>
          <table:table-cell table:formula="of:=-[.E36]*LOG([.E36];2)" office:value-type="float" office:value="0.130672000112636" calcext:value-type="float">
            <text:p>0.1306720001</text:p>
          </table:table-cell>
          <table:table-cell table:formula="of:=-[.F36]*LOG([.F36];2)" office:value-type="float" office:value="0.127183308241525" calcext:value-type="float">
            <text:p>0.1271833082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table:formula="of:=1/([.$C$46]-[.$C$6] + 1)" office:value-type="float" office:value="0.024390243902439" calcext:value-type="float">
            <text:p>0.0243902439</text:p>
          </table:table-cell>
          <table:table-cell table:formula="of:=NORMDIST([.C37];0;[.$C$47];0)/(LEGACY.NORMSDIST([.$C$46])-LEGACY.NORMSDIST([.$C$6]))" office:value-type="float" office:value="0.0218466248547782" calcext:value-type="float">
            <text:p>0.0218466249</text:p>
          </table:table-cell>
          <table:table-cell table:formula="of:=-[.E37]*LOG([.E37];2)" office:value-type="float" office:value="0.130672000112636" calcext:value-type="float">
            <text:p>0.1306720001</text:p>
          </table:table-cell>
          <table:table-cell table:formula="of:=-[.F37]*LOG([.F37];2)" office:value-type="float" office:value="0.120515721460346" calcext:value-type="float">
            <text:p>0.1205157215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table:formula="of:=1/([.$C$46]-[.$C$6] + 1)" office:value-type="float" office:value="0.024390243902439" calcext:value-type="float">
            <text:p>0.0243902439</text:p>
          </table:table-cell>
          <table:table-cell table:formula="of:=NORMDIST([.C38];0;[.$C$47];0)/(LEGACY.NORMSDIST([.$C$46])-LEGACY.NORMSDIST([.$C$6]))" office:value-type="float" office:value="0.0201641659842484" calcext:value-type="float">
            <text:p>0.020164166</text:p>
          </table:table-cell>
          <table:table-cell table:formula="of:=-[.E38]*LOG([.E38];2)" office:value-type="float" office:value="0.130672000112636" calcext:value-type="float">
            <text:p>0.1306720001</text:p>
          </table:table-cell>
          <table:table-cell table:formula="of:=-[.F38]*LOG([.F38];2)" office:value-type="float" office:value="0.113565842166455" calcext:value-type="float">
            <text:p>0.1135658422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table:formula="of:=1/([.$C$46]-[.$C$6] + 1)" office:value-type="float" office:value="0.024390243902439" calcext:value-type="float">
            <text:p>0.0243902439</text:p>
          </table:table-cell>
          <table:table-cell table:formula="of:=NORMDIST([.C39];0;[.$C$47];0)/(LEGACY.NORMSDIST([.$C$46])-LEGACY.NORMSDIST([.$C$6]))" office:value-type="float" office:value="0.0184820326853674" calcext:value-type="float">
            <text:p>0.0184820327</text:p>
          </table:table-cell>
          <table:table-cell table:formula="of:=-[.E39]*LOG([.E39];2)" office:value-type="float" office:value="0.130672000112636" calcext:value-type="float">
            <text:p>0.1306720001</text:p>
          </table:table-cell>
          <table:table-cell table:formula="of:=-[.F39]*LOG([.F39];2)" office:value-type="float" office:value="0.106414604957512" calcext:value-type="float">
            <text:p>0.106414605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table:formula="of:=1/([.$C$46]-[.$C$6] + 1)" office:value-type="float" office:value="0.024390243902439" calcext:value-type="float">
            <text:p>0.0243902439</text:p>
          </table:table-cell>
          <table:table-cell table:formula="of:=NORMDIST([.C40];0;[.$C$47];0)/(LEGACY.NORMSDIST([.$C$46])-LEGACY.NORMSDIST([.$C$6]))" office:value-type="float" office:value="0.0168225861790116" calcext:value-type="float">
            <text:p>0.0168225862</text:p>
          </table:table-cell>
          <table:table-cell table:formula="of:=-[.E40]*LOG([.E40];2)" office:value-type="float" office:value="0.130672000112636" calcext:value-type="float">
            <text:p>0.1306720001</text:p>
          </table:table-cell>
          <table:table-cell table:formula="of:=-[.F40]*LOG([.F40];2)" office:value-type="float" office:value="0.0991431828570748" calcext:value-type="float">
            <text:p>0.0991431829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table:formula="of:=1/([.$C$46]-[.$C$6] + 1)" office:value-type="float" office:value="0.024390243902439" calcext:value-type="float">
            <text:p>0.0243902439</text:p>
          </table:table-cell>
          <table:table-cell table:formula="of:=NORMDIST([.C41];0;[.$C$47];0)/(LEGACY.NORMSDIST([.$C$46])-LEGACY.NORMSDIST([.$C$6]))" office:value-type="float" office:value="0.0152058025656022" calcext:value-type="float">
            <text:p>0.0152058026</text:p>
          </table:table-cell>
          <table:table-cell table:formula="of:=-[.E41]*LOG([.E41];2)" office:value-type="float" office:value="0.130672000112636" calcext:value-type="float">
            <text:p>0.1306720001</text:p>
          </table:table-cell>
          <table:table-cell table:formula="of:=-[.F41]*LOG([.F41];2)" office:value-type="float" office:value="0.0918314032824336" calcext:value-type="float">
            <text:p>0.0918314033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table:formula="of:=1/([.$C$46]-[.$C$6] + 1)" office:value-type="float" office:value="0.024390243902439" calcext:value-type="float">
            <text:p>0.0243902439</text:p>
          </table:table-cell>
          <table:table-cell table:formula="of:=NORMDIST([.C42];0;[.$C$47];0)/(LEGACY.NORMSDIST([.$C$46])-LEGACY.NORMSDIST([.$C$6]))" office:value-type="float" office:value="0.0136489577780549" calcext:value-type="float">
            <text:p>0.0136489578</text:p>
          </table:table-cell>
          <table:table-cell table:formula="of:=-[.E42]*LOG([.E42];2)" office:value-type="float" office:value="0.130672000112636" calcext:value-type="float">
            <text:p>0.1306720001</text:p>
          </table:table-cell>
          <table:table-cell table:formula="of:=-[.F42]*LOG([.F42];2)" office:value-type="float" office:value="0.0845561860400228" calcext:value-type="float">
            <text:p>0.084556186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table:formula="of:=1/([.$C$46]-[.$C$6] + 1)" office:value-type="float" office:value="0.024390243902439" calcext:value-type="float">
            <text:p>0.0243902439</text:p>
          </table:table-cell>
          <table:table-cell table:formula="of:=NORMDIST([.C43];0;[.$C$47];0)/(LEGACY.NORMSDIST([.$C$46])-LEGACY.NORMSDIST([.$C$6]))" office:value-type="float" office:value="0.0121664308198507" calcext:value-type="float">
            <text:p>0.0121664308</text:p>
          </table:table-cell>
          <table:table-cell table:formula="of:=-[.E43]*LOG([.E43];2)" office:value-type="float" office:value="0.130672000112636" calcext:value-type="float">
            <text:p>0.1306720001</text:p>
          </table:table-cell>
          <table:table-cell table:formula="of:=-[.F43]*LOG([.F43];2)" office:value-type="float" office:value="0.077390060470936" calcext:value-type="float">
            <text:p>0.0773900605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table:formula="of:=1/([.$C$46]-[.$C$6] + 1)" office:value-type="float" office:value="0.024390243902439" calcext:value-type="float">
            <text:p>0.0243902439</text:p>
          </table:table-cell>
          <table:table-cell table:formula="of:=NORMDIST([.C44];0;[.$C$47];0)/(LEGACY.NORMSDIST([.$C$46])-LEGACY.NORMSDIST([.$C$6]))" office:value-type="float" office:value="0.010769621725279" calcext:value-type="float">
            <text:p>0.0107696217</text:p>
          </table:table-cell>
          <table:table-cell table:formula="of:=-[.E44]*LOG([.E44];2)" office:value-type="float" office:value="0.130672000112636" calcext:value-type="float">
            <text:p>0.1306720001</text:p>
          </table:table-cell>
          <table:table-cell table:formula="of:=-[.F44]*LOG([.F44];2)" office:value-type="float" office:value="0.0703998176175754" calcext:value-type="float">
            <text:p>0.0703998176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/>
          <table:table-cell table:formula="of:=1/([.$C$46]-[.$C$6] + 1)" office:value-type="float" office:value="0.024390243902439" calcext:value-type="float">
            <text:p>0.0243902439</text:p>
          </table:table-cell>
          <table:table-cell table:formula="of:=NORMDIST([.C45];0;[.$C$47];0)/(LEGACY.NORMSDIST([.$C$46])-LEGACY.NORMSDIST([.$C$6]))" office:value-type="float" office:value="0.00946697576239531" calcext:value-type="float">
            <text:p>0.0094669758</text:p>
          </table:table-cell>
          <table:table-cell table:formula="of:=-[.E45]*LOG([.E45];2)" office:value-type="float" office:value="0.130672000112636" calcext:value-type="float">
            <text:p>0.1306720001</text:p>
          </table:table-cell>
          <table:table-cell table:formula="of:=-[.F45]*LOG([.F45];2)" office:value-type="float" office:value="0.0636453482253507" calcext:value-type="float">
            <text:p>0.0636453482</text:p>
          </table:table-cell>
        </table:table-row>
        <table:table-row table:style-name="ro1">
          <table:table-cell table:number-columns-repeated="2"/>
          <table:table-cell table:style-name="ce4" office:value-type="float" office:value="20" calcext:value-type="float">
            <text:p>20</text:p>
          </table:table-cell>
          <table:table-cell table:style-name="ce8"/>
          <table:table-cell table:formula="of:=1/([.$C$46]-[.$C$6] + 1)" office:value-type="float" office:value="0.024390243902439" calcext:value-type="float">
            <text:p>0.0243902439</text:p>
          </table:table-cell>
          <table:table-cell table:formula="of:=NORMDIST([.C46];0;[.$C$47];0)/(LEGACY.NORMSDIST([.$C$46])-LEGACY.NORMSDIST([.$C$6]))" office:value-type="float" office:value="0.00826410142770065" calcext:value-type="float">
            <text:p>0.0082641014</text:p>
          </table:table-cell>
          <table:table-cell table:formula="of:=-[.E46]*LOG([.E46];2)" office:value-type="float" office:value="0.130672000112636" calcext:value-type="float">
            <text:p>0.1306720001</text:p>
          </table:table-cell>
          <table:table-cell table:formula="of:=-[.F46]*LOG([.F46];2)" office:value-type="float" office:value="0.0571787089101594" calcext:value-type="float">
            <text:p>0.0571787089</text:p>
          </table:table-cell>
        </table:table-row>
        <table:table-row table:style-name="ro1">
          <table:table-cell/>
          <table:table-cell office:value-type="string" calcext:value-type="string">
            <text:p>stddev</text:p>
          </table:table-cell>
          <table:table-cell table:style-name="Default" table:formula="of:=STDEV([.C6:.C36];[.C37:.C46])" office:value-type="float" office:value="11.9791485507109" calcext:value-type="float">
            <text:p>11.9791485507</text:p>
          </table:table-cell>
          <table:table-cell table:style-name="Default" table:number-columns-repeated="5"/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style-name="Default" table:number-columns-repeated="4"/>
          <table:table-cell table:style-name="Default" table:formula="of:=SUM([.G6:.G46])" office:value-type="float" office:value="5.35755200461808" calcext:value-type="float">
            <text:p>5.3575520046</text:p>
          </table:table-cell>
          <table:table-cell table:style-name="Default" table:formula="of:=SUM([.H6:.H46])" office:value-type="float" office:value="4.91238999936488" calcext:value-type="float">
            <text:p>4.9123899994</text:p>
          </table:table-cell>
        </table:table-row>
        <table:table-row table:style-name="ro1">
          <table:table-cell/>
          <table:table-cell office:value-type="string" calcext:value-type="string">
            <text:p>theo</text:p>
          </table:table-cell>
          <table:table-cell table:style-name="Default" table:number-columns-repeated="4"/>
          <table:table-cell table:style-name="Default" table:formula="of:=LOG([.C46]-[.C6] + 1;2)" office:value-type="float" office:value="5.35755200461808" calcext:value-type="float">
            <text:p>5.3575520046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4T22:13:11.188751195</meta:creation-date>
    <dc:date>2015-10-05T01:31:28.702025868</dc:date>
    <meta:editing-duration>PT3H13M9S</meta:editing-duration>
    <meta:editing-cycles>12</meta:editing-cycles>
    <meta:generator>LibreOffice/4.2.8.2$Linux_X86_64 LibreOffice_project/420m0$Build-2</meta:generator>
    <meta:document-statistic meta:table-count="1" meta:cell-count="219" meta:object-count="0"/>
  </office:meta>
</office:document-meta>
</file>